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7.090833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2.460625cm"/>
    </style:style>
    <style:style style:name="co5" style:family="table-column">
      <style:table-column-properties fo:break-before="auto" style:column-width="2.35479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1">
            <text:p>methodToAnalysis1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- Best:</text:p>
          </table:table-cell>
          <table:table-cell table:style-name="ce1"/>
          <table:table-cell office:value-type="string" table:style-name="ce1">
            <text:p>N</text:p>
          </table:table-cell>
          <table:table-cell office:value-type="string" table:style-name="ce1">
            <text:p>laikas</text:p>
          </table:table-cell>
          <table:table-cell office:value-type="string" table:style-name="ce1">
            <text:p>instrukcij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2"/>F(10000) =&gt; 0.0068652s 10000i</text:p>
          </table:table-cell>
          <table:table-cell table:style-name="ce1"/>
          <table:table-cell office:value-type="float" office:value="10000" table:style-name="ce1">
            <text:p>10000</text:p>
          </table:table-cell>
          <table:table-cell office:value-type="float" office:value="6.8652000000000001E-3" table:style-name="ce1">
            <text:p>0.0068652</text:p>
          </table:table-cell>
          <table:table-cell office:value-type="float" office:value="10000" table:style-name="ce1">
            <text:p>10000</text:p>
          </table:table-cell>
          <table:table-cell table:number-columns-repeated="3"/>
          <table:table-cell table:style-name="ce1">
            <draw:frame draw:z-index="1" draw:id="id0" draw:style-name="a0" draw:name="Chart 1" svg:x="0.01563in" svg:y="0.05208in" svg:width="6.17187in" svg:height="3.94792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s text:c="2"/>F(100000000) =&gt; 0.1427093s 100000000i</text:p>
          </table:table-cell>
          <table:table-cell table:style-name="ce1"/>
          <table:table-cell office:value-type="float" office:value="100000000" table:style-name="ce1">
            <text:p>100000000</text:p>
          </table:table-cell>
          <table:table-cell office:value-type="float" office:value="0.14270930000000001" table:style-name="ce1">
            <text:p>0.1427093</text:p>
          </table:table-cell>
          <table:table-cell office:value-type="float" office:value="100000000" table:style-name="ce1">
            <text:p>100000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2"/>F(300000000) =&gt; 0.4417605s 300000000i</text:p>
          </table:table-cell>
          <table:table-cell table:style-name="ce1"/>
          <table:table-cell office:value-type="float" office:value="300000000" table:style-name="ce1">
            <text:p>300000000</text:p>
          </table:table-cell>
          <table:table-cell office:value-type="float" office:value="0.4417605" table:style-name="ce1">
            <text:p>0.4417605</text:p>
          </table:table-cell>
          <table:table-cell office:value-type="float" office:value="300000000" table:style-name="ce1">
            <text:p>300000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2"/>F(600000000) =&gt; 0.8907255s 600000000i</text:p>
          </table:table-cell>
          <table:table-cell table:style-name="ce1"/>
          <table:table-cell office:value-type="float" office:value="600000000" table:style-name="ce1">
            <text:p>600000000</text:p>
          </table:table-cell>
          <table:table-cell office:value-type="float" office:value="0.89072549999999995" table:style-name="ce1">
            <text:p>0.8907255</text:p>
          </table:table-cell>
          <table:table-cell office:value-type="float" office:value="600000000" table:style-name="ce1">
            <text:p>600000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2"/>F(900000000) =&gt; 1.2983227s 900000000i</text:p>
          </table:table-cell>
          <table:table-cell table:style-name="ce1"/>
          <table:table-cell office:value-type="float" office:value="900000000" table:style-name="ce1">
            <text:p>900000000</text:p>
          </table:table-cell>
          <table:table-cell office:value-type="float" office:value="1.2983226999999999" table:style-name="ce1">
            <text:p>1.2983227</text:p>
          </table:table-cell>
          <table:table-cell office:value-type="float" office:value="900000000" table:style-name="ce1">
            <text:p>900000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- Worst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2"/>F(500) =&gt; 0.2013337s 125000500i</text:p>
          </table:table-cell>
          <table:table-cell table:style-name="ce1"/>
          <table:table-cell office:value-type="float" office:value="500" table:style-name="ce1">
            <text:p>500</text:p>
          </table:table-cell>
          <table:table-cell office:value-type="float" office:value="0.2013337" table:style-name="ce1">
            <text:p>0.2013337</text:p>
          </table:table-cell>
          <table:table-cell office:value-type="float" office:value="125000500" table:style-name="ce1">
            <text:p>1250005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2"/>F(600) =&gt; 0.3473822s 216000600i</text:p>
          </table:table-cell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34738219999999997" table:style-name="ce1">
            <text:p>0.3473822</text:p>
          </table:table-cell>
          <table:table-cell office:value-type="float" office:value="216000600" table:style-name="ce1">
            <text:p>2160006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2"/>F(700) =&gt; 0.5518129s 343000700i</text:p>
          </table:table-cell>
          <table:table-cell table:style-name="ce1"/>
          <table:table-cell office:value-type="float" office:value="700" table:style-name="ce1">
            <text:p>700</text:p>
          </table:table-cell>
          <table:table-cell office:value-type="float" office:value="0.55181290000000005" table:style-name="ce1">
            <text:p>0.5518129</text:p>
          </table:table-cell>
          <table:table-cell office:value-type="float" office:value="343000700" table:style-name="ce1">
            <text:p>3430007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2"/>F(800) =&gt; 0.8314062s 512000800i</text:p>
          </table:table-cell>
          <table:table-cell table:style-name="ce1"/>
          <table:table-cell office:value-type="float" office:value="800" table:style-name="ce1">
            <text:p>800</text:p>
          </table:table-cell>
          <table:table-cell office:value-type="float" office:value="0.83140619999999998" table:style-name="ce1">
            <text:p>0.8314062</text:p>
          </table:table-cell>
          <table:table-cell office:value-type="float" office:value="512000800" table:style-name="ce1">
            <text:p>5120008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2"/>F(1000) =&gt; 1.6221627s 1000001000i</text:p>
          </table:table-cell>
          <table:table-cell table:style-name="ce1"/>
          <table:table-cell office:value-type="float" office:value="1000" table:style-name="ce1">
            <text:p>1000</text:p>
          </table:table-cell>
          <table:table-cell office:value-type="float" office:value="1.6221627000000001" table:style-name="ce1">
            <text:p>1.6221627</text:p>
          </table:table-cell>
          <table:table-cell office:value-type="float" office:value="1000001000" table:style-name="ce1">
            <text:p>1000001000</text:p>
          </table:table-cell>
          <table:table-cell table:number-columns-repeated="16379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number-columns-repeated="8"/>
          <table:table-cell table:style-name="ce1">
            <draw:frame draw:z-index="2" draw:id="id1" draw:style-name="a1" draw:name="Chart 2" svg:x="0.01042in" svg:y="0.04167in" svg:width="6.17187in" svg:height="3.94792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number-rows-repeated="22" table:style-name="ro1">
          <table:table-cell table:number-columns-repeated="16384"/>
        </table:table-row>
        <table:table-row table:style-name="ro1">
          <table:table-cell table:number-columns-repeated="8"/>
          <table:table-cell table:style-name="ce1">
            <draw:frame draw:z-index="3" draw:id="id2" draw:style-name="a2" draw:name="Chart 3" svg:x="0.05208in" svg:y="0.0625in" svg:width="6.17187in" svg:height="3.94792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methodToAnalysis2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- Best:</text:p>
          </table:table-cell>
          <table:table-cell table:style-name="ce1"/>
          <table:table-cell office:value-type="string" table:style-name="ce1">
            <text:p>N</text:p>
          </table:table-cell>
          <table:table-cell office:value-type="string" table:style-name="ce1">
            <text:p>laikas</text:p>
          </table:table-cell>
          <table:table-cell office:value-type="string" table:style-name="ce1">
            <text:p>instrukcij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2"/>F(10000) =&gt; 0.0028299s 10000i</text:p>
          </table:table-cell>
          <table:table-cell table:style-name="ce1"/>
          <table:table-cell office:value-type="float" office:value="10000" table:style-name="ce1">
            <text:p>10000</text:p>
          </table:table-cell>
          <table:table-cell office:value-type="float" office:value="2.8299000000000002E-3" table:style-name="ce1">
            <text:p>0.0028299</text:p>
          </table:table-cell>
          <table:table-cell office:value-type="float" office:value="10000" table:style-name="ce1">
            <text:p>10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2"/>F(100000000) =&gt; 0.5112997s 100000000i</text:p>
          </table:table-cell>
          <table:table-cell table:style-name="ce1"/>
          <table:table-cell office:value-type="float" office:value="100000000" table:style-name="ce1">
            <text:p>100000000</text:p>
          </table:table-cell>
          <table:table-cell office:value-type="float" office:value="0.51129970000000002" table:style-name="ce1">
            <text:p>0.5112997</text:p>
          </table:table-cell>
          <table:table-cell office:value-type="float" office:value="100000000" table:style-name="ce1">
            <text:p>100000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2"/>F(300000000) =&gt; 1.5310971s 300000000i</text:p>
          </table:table-cell>
          <table:table-cell table:style-name="ce1"/>
          <table:table-cell office:value-type="float" office:value="300000000" table:style-name="ce1">
            <text:p>300000000</text:p>
          </table:table-cell>
          <table:table-cell office:value-type="float" office:value="1.5310971" table:style-name="ce1">
            <text:p>1.5310971</text:p>
          </table:table-cell>
          <table:table-cell office:value-type="float" office:value="300000000" table:style-name="ce1">
            <text:p>300000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2"/>F(600000000) =&gt; 3.0655514s 600000000i</text:p>
          </table:table-cell>
          <table:table-cell table:style-name="ce1"/>
          <table:table-cell office:value-type="float" office:value="600000000" table:style-name="ce1">
            <text:p>600000000</text:p>
          </table:table-cell>
          <table:table-cell office:value-type="float" office:value="3.0655513999999999" table:style-name="ce1">
            <text:p>3.0655514</text:p>
          </table:table-cell>
          <table:table-cell office:value-type="float" office:value="600000000" table:style-name="ce1">
            <text:p>600000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2"/>F(900000000) =&gt; 4.5779181s 900000000i</text:p>
          </table:table-cell>
          <table:table-cell table:style-name="ce1"/>
          <table:table-cell office:value-type="float" office:value="900000000" table:style-name="ce1">
            <text:p>900000000</text:p>
          </table:table-cell>
          <table:table-cell office:value-type="float" office:value="4.5779180999999998" table:style-name="ce1">
            <text:p>4.5779181</text:p>
          </table:table-cell>
          <table:table-cell office:value-type="float" office:value="900000000" table:style-name="ce1">
            <text:p>900000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- Worst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2"/>F(10000) =&gt; 0.0828726s 11629367i</text:p>
          </table:table-cell>
          <table:table-cell table:style-name="ce1"/>
          <table:table-cell office:value-type="float" office:value="10000" table:style-name="ce1">
            <text:p>10000</text:p>
          </table:table-cell>
          <table:table-cell office:value-type="float" office:value="8.2872600000000005E-2" table:style-name="ce1">
            <text:p>0.0828726</text:p>
          </table:table-cell>
          <table:table-cell office:value-type="float" office:value="11629367" table:style-name="ce1">
            <text:p>1162936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2"/>F(20000) =&gt; 0.2870308s 40201058i</text:p>
          </table:table-cell>
          <table:table-cell table:style-name="ce1"/>
          <table:table-cell office:value-type="float" office:value="20000" table:style-name="ce1">
            <text:p>20000</text:p>
          </table:table-cell>
          <table:table-cell office:value-type="float" office:value="0.28703079999999997" table:style-name="ce1">
            <text:p>0.2870308</text:p>
          </table:table-cell>
          <table:table-cell office:value-type="float" office:value="40201058" table:style-name="ce1">
            <text:p>4020105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2"/>F(30000) =&gt; 0.5938758s 82866830i</text:p>
          </table:table-cell>
          <table:table-cell table:style-name="ce1"/>
          <table:table-cell office:value-type="float" office:value="30000" table:style-name="ce1">
            <text:p>30000</text:p>
          </table:table-cell>
          <table:table-cell office:value-type="float" office:value="0.59387579999999995" table:style-name="ce1">
            <text:p>0.5938758</text:p>
          </table:table-cell>
          <table:table-cell office:value-type="float" office:value="82866830" table:style-name="ce1">
            <text:p>828668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2"/>F(50000) =&gt; 1.4914293s 207504146i</text:p>
          </table:table-cell>
          <table:table-cell table:style-name="ce1"/>
          <table:table-cell office:value-type="float" office:value="50000" table:style-name="ce1">
            <text:p>50000</text:p>
          </table:table-cell>
          <table:table-cell office:value-type="float" office:value="1.4914293000000001" table:style-name="ce1">
            <text:p>1.4914293</text:p>
          </table:table-cell>
          <table:table-cell office:value-type="float" office:value="207504146" table:style-name="ce1">
            <text:p>2075041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2"/>F(100000) =&gt; 5.1476787s 716007373i</text:p>
          </table:table-cell>
          <table:table-cell table:style-name="ce1"/>
          <table:table-cell office:value-type="float" office:value="100000" table:style-name="ce1">
            <text:p>100000</text:p>
          </table:table-cell>
          <table:table-cell office:value-type="float" office:value="5.1476787000000002" table:style-name="ce1">
            <text:p>5.1476787</text:p>
          </table:table-cell>
          <table:table-cell office:value-type="float" office:value="716007373" table:style-name="ce1">
            <text:p>716007373</text:p>
          </table:table-cell>
          <table:table-cell table:number-columns-repeated="16379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8"/>
          <table:table-cell table:style-name="ce1">
            <draw:frame draw:z-index="4" draw:id="id3" draw:style-name="a3" draw:name="Chart 4" svg:x="0.13542in" svg:y="0.16667in" svg:width="6.17187in" svg:height="3.94792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number-rows-repeated="21"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table:style-name="ce1">
            <draw:frame draw:z-index="5" draw:id="id4" draw:style-name="a4" draw:name="Chart 5" svg:x="0.22917in" svg:y="0.07292in" svg:width="6.17187in" svg:height="3.94792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n</text:p>
          </table:table-cell>
          <table:table-cell office:value-type="string" table:style-name="ce1">
            <text:p>laika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/>Recursive(10) =&gt; 0.0038715s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3.8714999999999999E-3" table:style-name="ce1">
            <text:p>0.003871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2"/>Recursive(30) =&gt; 0.0650146s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6.5014600000000006E-2" table:style-name="ce1">
            <text:p>0.065014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2"/>Recursive(35) =&gt; 0.5053713s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0.50537129999999997" table:style-name="ce1">
            <text:p>0.505371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2"/>Recursive(37) =&gt; 1.2126187s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float" office:value="1.2126186999999999" table:style-name="ce1">
            <text:p>1.21261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2"/>DP(1000) =&gt; 0.0001527s</text:p>
          </table:table-cell>
          <table:table-cell table:style-name="ce1"/>
          <table:table-cell office:value-type="float" office:value="1000" table:style-name="ce1">
            <text:p>1000</text:p>
          </table:table-cell>
          <table:table-cell office:value-type="float" office:value="1.527E-4" table:style-name="ce1">
            <text:p>0.000152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2"/>DP(10000000) =&gt; 0.0598026s</text:p>
          </table:table-cell>
          <table:table-cell table:style-name="ce1"/>
          <table:table-cell office:value-type="float" office:value="10000000" table:style-name="ce1">
            <text:p>10000000</text:p>
          </table:table-cell>
          <table:table-cell office:value-type="float" office:value="5.9802599999999997E-2" table:style-name="ce1">
            <text:p>0.059802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2"/>DP(30000000) =&gt; 0.1813439s</text:p>
          </table:table-cell>
          <table:table-cell table:style-name="ce1"/>
          <table:table-cell office:value-type="float" office:value="30000000" table:style-name="ce1">
            <text:p>30000000</text:p>
          </table:table-cell>
          <table:table-cell office:value-type="float" office:value="0.1813439" table:style-name="ce1">
            <text:p>0.181343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2"/>DP(60000000) =&gt; 0.3821724s</text:p>
          </table:table-cell>
          <table:table-cell table:style-name="ce1"/>
          <table:table-cell office:value-type="float" office:value="60000000" table:style-name="ce1">
            <text:p>60000000</text:p>
          </table:table-cell>
          <table:table-cell office:value-type="float" office:value="0.38217240000000002" table:style-name="ce1">
            <text:p>0.382172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2"/>DP(180000000) =&gt; 1.0556685s</text:p>
          </table:table-cell>
          <table:table-cell table:style-name="ce1"/>
          <table:table-cell office:value-type="float" office:value="180000000" table:style-name="ce1">
            <text:p>180000000</text:p>
          </table:table-cell>
          <table:table-cell office:value-type="float" office:value="1.0556684999999999" table:style-name="ce1">
            <text:p>1.0556685</text:p>
          </table:table-cell>
          <table:table-cell table:number-columns-repeated="16380"/>
        </table:table-row>
        <table:table-row table:number-rows-repeated="10484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meta:initial-creator>Rokas</meta:initial-creator>
    <dc:creator>Rokas</dc:creator>
    <meta:creation-date>2023-04-17T20:23:30Z</meta:creation-date>
    <dc:date>2023-04-17T21:24:38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minimum="50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84.25pt" svg:width="444.3749606299212pt" chart:style-name="Crt0">
        <chart:title chart:style-name="CT00">
          <text:p text:style-name="a0" text:class-names="" text:cond-style-name="">Laikas priklausomybė nuo n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Kiekis (n)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Laikas (s)</text:p>
            </chart:title>
            <chart:grid chart:class="major" chart:style-name="GMa1"/>
          </chart:axis>
          <chart:series chart:values-cell-range-address="Sheet1.$D$3:.$D$7" chart:class="chart:scatter" chart:attached-axis="primary-y" chart:style-name="G0S0">
            <chart:domain table:cell-range-address="Sheet1.$C$3:.$C$7"/>
            <chart:data-point chart:repeated="5"/>
          </chart:series>
          <chart:series chart:values-cell-range-address="Sheet1.$D$9:.$D$13" chart:class="chart:scatter" chart:attached-axis="primary-y" chart:style-name="G0S1">
            <chart:domain table:cell-range-address="Sheet1.$C$9:.$C$13"/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minimum="50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84.25pt" svg:width="444.3749606299212pt" chart:style-name="Crt0">
        <chart:title chart:style-name="CT00">
          <text:p text:style-name="a0" text:class-names="" text:cond-style-name="">Instrukcijų<text:s text:c="1"/>priklausomybė nuo n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Kiekis (n)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Instrukcijos (n)</text:p>
            </chart:title>
            <chart:grid chart:class="major" chart:style-name="GMa1"/>
          </chart:axis>
          <chart:series chart:values-cell-range-address="Sheet1.$E$3:.$E$7" chart:class="chart:scatter" chart:attached-axis="primary-y" chart:style-name="G0S0">
            <chart:domain table:cell-range-address="Sheet1.$C$3:.$C$7"/>
            <chart:data-point chart:repeated="5"/>
          </chart:series>
          <chart:series chart:values-cell-range-address="Sheet1.$E$9:.$E$13" chart:class="chart:scatter" chart:attached-axis="primary-y" chart:style-name="G0S1">
            <chart:domain table:cell-range-address="Sheet1.$C$9:.$C$13"/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minimum="50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84.25pt" svg:width="444.3749606299212pt" chart:style-name="Crt0">
        <chart:title chart:style-name="CT00">
          <text:p text:style-name="a0" text:class-names="" text:cond-style-name="">Laikas priklausomybė nuo n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Kiekis (n)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Laikas (s)</text:p>
            </chart:title>
            <chart:grid chart:class="major" chart:style-name="GMa1"/>
          </chart:axis>
          <chart:series chart:values-cell-range-address="Sheet1.$D$52:.$D$56" chart:class="chart:scatter" chart:attached-axis="primary-y" chart:style-name="G0S0">
            <chart:domain table:cell-range-address="Sheet1.$C$52:.$C$56"/>
            <chart:data-point chart:repeated="5"/>
          </chart:series>
          <chart:series chart:values-cell-range-address="Sheet1.$D$58:.$D$62" chart:class="chart:scatter" chart:attached-axis="primary-y" chart:style-name="G0S1">
            <chart:domain table:cell-range-address="Sheet1.$C$58:.$C$62"/>
            <chart:data-point chart:repeated="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minimum="50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84.25pt" svg:width="444.3749606299212pt" chart:style-name="Crt0">
        <chart:title chart:style-name="CT00">
          <text:p text:style-name="a0" text:class-names="" text:cond-style-name="">Instrukcijų<text:s text:c="1"/>priklausomybė nuo n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Kiekis (n)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Instrukcijos (n)</text:p>
            </chart:title>
            <chart:grid chart:class="major" chart:style-name="GMa1"/>
          </chart:axis>
          <chart:series chart:values-cell-range-address="Sheet1.$E$52:.$E$56" chart:class="chart:scatter" chart:attached-axis="primary-y" chart:style-name="G0S0">
            <chart:domain table:cell-range-address="Sheet1.$C$52:.$C$56"/>
            <chart:data-point chart:repeated="5"/>
          </chart:series>
          <chart:series chart:values-cell-range-address="Sheet1.$E$58:.$E$62" chart:class="chart:scatter" chart:attached-axis="primary-y" chart:style-name="G0S1">
            <chart:domain table:cell-range-address="Sheet1.$C$58:.$C$62"/>
            <chart:data-point chart:repeated="5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minimum="50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84.25pt" svg:width="444.3749606299212pt" chart:style-name="Crt0">
        <chart:title chart:style-name="CT00">
          <text:p text:style-name="a0" text:class-names="" text:cond-style-name="">Laikas priklausomybė nuo n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Kiekis (n)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Laikas (s)</text:p>
            </chart:title>
            <chart:grid chart:class="major" chart:style-name="GMa1"/>
          </chart:axis>
          <chart:series chart:values-cell-range-address="Sheet1.$D$100:.$D$104" chart:class="chart:scatter" chart:attached-axis="primary-y" chart:style-name="G0S0">
            <chart:domain table:cell-range-address="Sheet1.$C$100:.$C$104"/>
            <chart:data-point chart:repeated="5"/>
          </chart:series>
          <chart:series chart:values-cell-range-address="Sheet1.$D$96:.$D$99" chart:class="chart:scatter" chart:attached-axis="primary-y" chart:style-name="G0S1">
            <chart:domain table:cell-range-address="Sheet1.$C$96:.$C$99"/>
            <chart:data-point chart:repeated="4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